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12cb6" officeooo:paragraph-rsid="00112cb6" style:font-weight-asian="bold" style:font-weight-complex="bold"/>
    </style:style>
    <style:style style:name="P3" style:family="paragraph" style:parent-style-name="Standard">
      <style:text-properties fo:font-style="italic" officeooo:rsid="00129541" style:font-style-asian="italic" style:font-style-complex="italic"/>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list-style-name="L1">
      <style:text-properties fo:font-style="italic" style:font-style-asian="italic" style:font-style-complex="italic"/>
    </style:style>
    <style:style style:name="P7" style:family="paragraph" style:parent-style-name="Text_20_body" style:list-style-name="L2">
      <style:text-properties fo:font-style="italic" style:font-style-asian="italic" style:font-style-complex="italic"/>
    </style:style>
    <style:style style:name="P8" style:family="paragraph" style:parent-style-name="Text_20_body">
      <style:text-properties officeooo:paragraph-rsid="00129541"/>
    </style:style>
    <style:style style:name="P9" style:family="paragraph" style:parent-style-name="Text_20_body">
      <style:text-properties fo:font-style="normal" style:font-style-asian="normal" style:font-style-complex="normal"/>
    </style:style>
    <style:style style:name="T1" style:family="text">
      <style:text-properties officeooo:rsid="0012954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29541" style:font-style-asian="italic" style:font-style-complex="italic"/>
    </style:style>
    <style:style style:name="T5" style:family="text">
      <style:text-properties fo:font-style="italic" officeooo:rsid="001378bb" style:font-style-asian="italic" style:font-style-complex="italic"/>
    </style:style>
    <style:style style:name="T6" style:family="text">
      <style:text-properties fo:font-style="italic" officeooo:rsid="00149989" style:font-style-asian="italic" style:font-style-complex="italic"/>
    </style:style>
    <style:style style:name="T7" style:family="text">
      <style:text-properties fo:font-style="italic" officeooo:rsid="0018a143" style:font-style-asian="italic" style:font-style-complex="italic"/>
    </style:style>
    <style:style style:name="T8" style:family="text">
      <style:text-properties style:font-name="Times New Roman"/>
    </style:style>
    <style:style style:name="T9" style:family="text">
      <style:text-properties style:font-name="Times New Roman" fo:font-style="normal" style:font-style-asian="normal" style:font-style-complex="normal"/>
    </style:style>
    <style:style style:name="T10" style:family="text">
      <style:text-properties officeooo:rsid="001378bb"/>
    </style:style>
    <style:style style:name="T11" style:family="text">
      <style:text-properties officeooo:rsid="00149989"/>
    </style:style>
    <style:style style:name="T12" style:family="text">
      <style:text-properties officeooo:rsid="00163af8"/>
    </style:style>
    <style:style style:name="T13" style:family="text">
      <style:text-properties fo:font-style="normal" style:font-style-asian="normal" style:font-style-complex="normal"/>
    </style:style>
    <style:style style:name="T14" style:family="text">
      <style:text-properties fo:font-style="normal" officeooo:rsid="00129541" style:font-style-asian="normal" style:font-style-complex="normal"/>
    </style:style>
    <style:style style:name="T15" style:family="text">
      <style:text-properties fo:font-style="normal" officeooo:rsid="00163af8"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18a143" style:font-style-asian="normal" style:font-weight-asian="normal" style:font-style-complex="normal" style:font-weight-complex="normal"/>
    </style:style>
    <style:style style:name="T18" style:family="text">
      <style:text-properties officeooo:rsid="0018a14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p>
      <text:p text:style-name="Standard"/>
      <text:p text:style-name="P1">Describe the role of security managers in establishing policies and maintaining standards in ethical issues within the workplace.</text:p>
      <text:p text:style-name="P3"/>
      <text:p text:style-name="P8"><text:span text:style-name="T13"><text:tab/>Security managers play a crucial role in establishing policies and maintaining standards in ethical issues within the workplace. </text:span><text:span text:style-name="T14">The book states that “a security manager is a person who protects identified assets through personnel, procedures, and systems under his or her control.” </text:span><text:span text:style-name="T9">(McCrie, 2015) </text:span><text:span text:style-name="T13">They are responsible for identifying potential risks and threats to the organization's security </text:span><text:span text:style-name="T15">while</text:span><text:span text:style-name="T13"> developing strategies to mitigate them. This includes developing policies and procedures that address ethical issues related to employee behavior.</text:span></text:p>
      <text:p text:style-name="P9"><text:span text:style-name="T11"><text:tab/>A</text:span> security manager must ensure policies are communicated to employees and <text:span text:style-name="T11">are</text:span> enforced. This <text:span text:style-name="T11">can be </text:span>training employees on policies and procedures and providing guidance.</text:p>
      <text:p text:style-name="P9"><text:tab/>In addition to policies and standards, security managers <text:span text:style-name="T11">may also</text:span> play a role in investigating and resolving ethical violations. They <text:span text:style-name="T11">can</text:span> conduct investigations, gather evidence, and work with legal <text:span text:style-name="T11">and</text:span> human resources departments to ensure appropriate disciplinary action <text:span text:style-name="T11">is</text:span> taken.</text:p>
      <text:p text:style-name="Standard">McCrie, R. (2015). <text:span text:style-name="T2">Security Operations Management</text:span>. Butterworth-Heinemann.</text:p>
      <text:p text:style-name="Standard"><text:tab/></text:p>
      <text:p text:style-name="Standard"/>
      <text:p text:style-name="P1">Describe in your own words the connections between situational crime prevention and research applications for loss problems or concerns. Provide examples of situational crimes prevention in Cybersecurity</text:p>
      <text:p text:style-name="P1">(Hint: Box 1.3 on p. 18). </text:p>
      <text:p text:style-name="P1"/>
      <text:p text:style-name="Text_20_body"><text:span text:style-name="T16">Situational crime prevention is a</text:span><text:span text:style-name="T17">n</text:span><text:span text:style-name="T16"> approach that aims to prevent criminal activity. </text:span><text:span text:style-name="T17">This is done</text:span><text:span text:style-name="T16"> by reducing opportunities for crime. It is based on the idea that crime is not </text:span><text:span text:style-name="T17">only</text:span><text:span text:style-name="T16"> a result of individual characteristics </text:span><text:span text:style-name="T17">and</text:span><text:span text:style-name="T16"> social factors, but </text:span><text:span text:style-name="T17">can also be</text:span><text:span text:style-name="T16"> influenced by physical and social environment</text:span><text:span text:style-name="T17">s</text:span><text:span text:style-name="T16">.</text:span></text:p>
      <text:p text:style-name="Text_20_body"><text:span text:style-name="T3">Research applications for loss problems or concerns can benefit from situational crime prevention strategies by identifying </text:span><text:span text:style-name="T7">what</text:span><text:span text:style-name="T3"> contribute</text:span><text:span text:style-name="T7">s</text:span><text:span text:style-name="T3"> to criminal activity and designing interventions that address th</text:span><text:span text:style-name="T7">em</text:span><text:span text:style-name="T3">. This can involve modifying the physical environment </text:span><text:span text:style-name="T7">such as denying access to sensitive areas.</text:span><text:span text:style-name="T3"> increasing surveillance and monitoring </text:span><text:span text:style-name="T7">via CCTV</text:span><text:span text:style-name="T3">, or altering social norms and expectations </text:span><text:span text:style-name="T7">such as educating nonsecurity employees to participate in prevention strategies</text:span><text:span text:style-name="T3">.</text:span></text:p>
      <text:p text:style-name="P5">In the context of Cybersecurity, situational crime prevention strategies can be used to reduce the opportunities for cybercrime. Examples of such strategies include:</text:p>
      <text:list xml:id="list2337829150" text:style-name="L1">
        <text:list-item>
          <text:p text:style-name="P6">Access controls: Restricting access to sensitive data or systems, such as by using strong passwords, two-factor authentication, or biometric identification.</text:p>
        </text:list-item>
        <text:list-item>
          <text:p text:style-name="P6">Encryption: Protecting data by encrypting it, making it unreadable to anyone who does not have the decryption key.</text:p>
        </text:list-item>
        <text:list-item>
          <text:p text:style-name="P6">Firewalls: Preventing unauthorized access to a network by blocking traffic from unauthorized sources.</text:p>
        </text:list-item>
        <text:list-item>
          <text:p text:style-name="P6"><text:soft-page-break/>Backup and recovery: Regularly backing up data and having a plan in place for restoring it in case of a cyber-attack.</text:p>
        </text:list-item>
        <text:list-item>
          <text:p text:style-name="P6">User education and awareness: Educating employees about the risks of cybercrime and how to identify and avoid phishing emails, malware, and other types of cyber-attacks.</text:p>
        </text:list-item>
      </text:list>
      <text:p text:style-name="P5">By implementing these situational crime prevention strategies, organizations can reduce their vulnerability to cybercrime and protect their valuable data and systems from unauthorized access or manipulation.</text:p>
      <text:p text:style-name="P1"/>
      <text:p text:style-name="P1"/>
      <text:p text:style-name="P1">Why was the Rand Report so influential on security practices and cybersecurity specifically? Suggest good practices noted in the report for cybersecurity operation (i.e. people, policy and practices)</text:p>
      <text:p text:style-name="P1"/>
      <text:p text:style-name="P1"/>
      <text:p text:style-name="P4">The Rand Report, titled "A Million Random Digits with 100,000 Normal Deviates," published in 1955, was influential on security practices and cybersecurity specifically because it laid the groundwork for the development of modern cryptography and computer security.</text:p>
      <text:p text:style-name="P5">The report was significant because it demonstrated the importance of randomness in generating encryption keys that could protect sensitive information. It also introduced the concept of using mathematical algorithms to generate random numbers, which became a cornerstone of modern cryptography.</text:p>
      <text:p text:style-name="P5">In addition, the Rand Report influenced the development of security practices and policies by highlighting the need for strong security measures to protect sensitive information in computer systems. This included the importance of access controls, monitoring and logging, and incident response procedures.</text:p>
      <text:p text:style-name="P5">Some of the good practices noted in the report for cybersecurity operations include:</text:p>
      <text:list xml:id="list3093006016" text:style-name="L2">
        <text:list-item>
          <text:p text:style-name="P7">Encryption: The use of encryption to protect sensitive information such as passwords, financial data, and personal information.</text:p>
        </text:list-item>
        <text:list-item>
          <text:p text:style-name="P7">Access controls: Restricting access to sensitive data and systems to authorized personnel only, using strong passwords, and implementing two-factor authentication.</text:p>
        </text:list-item>
        <text:list-item>
          <text:p text:style-name="P7">Monitoring and logging: Monitoring system activity and logging all events for analysis and investigation in case of an incident.</text:p>
        </text:list-item>
        <text:list-item>
          <text:p text:style-name="P7">Incident response: Having a clear incident response plan in place, which includes procedures for identifying, containing, and remedying security incidents.</text:p>
        </text:list-item>
        <text:list-item>
          <text:p text:style-name="P7">User education and awareness: Educating employees about the importance of cybersecurity and their role in protecting sensitive information, such as avoiding clicking on suspicious links and reporting any security incidents.</text:p>
        </text:list-item>
      </text:list>
      <text:p text:style-name="P5"><text:soft-page-break/>Overall, the Rand Report emphasized the need for strong security practices and policies in protecting sensitive information and paved the way for the development of modern cybersecurity practices.</text:p>
      <text:p text:style-name="P1"/>
      <text:p text:style-name="P1"/>
      <text:p text:style-name="P2">Research an academic or industry type article about effective cybersecurity operation practices. Describe the practices and the value that the organization can gain from adopting these practices.</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3T21:49:12.628620362</meta:creation-date>
    <dc:date>2023-03-13T23:26:53.311664604</dc:date>
    <meta:editing-duration>PT18M46S</meta:editing-duration>
    <meta:editing-cycles>8</meta:editing-cycles>
    <meta:generator>LibreOffice/6.4.7.2$Linux_X86_64 LibreOffice_project/40$Build-2</meta:generator>
    <meta:document-statistic meta:table-count="0" meta:image-count="0" meta:object-count="0" meta:page-count="3" meta:paragraph-count="30" meta:word-count="789" meta:character-count="5593" meta:non-whitespace-character-count="4836"/>
  </office:meta>
</office:document-meta>
</file>